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thEditorTests.testWithNonExistent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thEditorTests.testClasspathPath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thEditorTests.testUnqualifiedPathNameFoun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athEditorTests.testUnqualifiedPathNameNotFoun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athEditorTests.testWindowsAbsoluteFilePat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athEditorTests.testWindowsAbsolute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thEditorTests.testWithNonExisten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thEditorTests.testAbsolute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